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DejaVu Sans" svg:font-family="'DejaVu Sans'" style:font-adornments="Book" style:font-family-generic="swiss"/>
    <style:font-face style:name="Liberation Sans" svg:font-family="'Liberation Sans'" style:font-adornments="Regular" style:font-family-generic="swiss"/>
    <style:font-face style:name="Levenim MT" svg:font-family="'Levenim MT'" style:font-adornments="Gras" style:font-pitch="variable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unga" svg:font-family="Tunga" style:font-adornments="Normal" style:font-pitch="variable"/>
    <style:font-face style:name="Sylfaen" svg:font-family="Sylfaen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">
      <style:text-properties officeooo:paragraph-rsid="0017356f"/>
    </style:style>
    <style:style style:name="P2" style:family="paragraph" style:parent-style-name="Standard" style:list-style-name="Numbering_20_2"/>
    <style:style style:name="P3" style:family="paragraph" style:parent-style-name="Standard" style:list-style-name="Numbering_20_2">
      <style:text-properties officeooo:paragraph-rsid="006f6a5e"/>
    </style:style>
    <style:style style:name="P4" style:family="paragraph" style:parent-style-name="Standard" style:list-style-name="Numbering_20_2">
      <style:text-properties officeooo:paragraph-rsid="0060289e"/>
    </style:style>
    <style:style style:name="P5" style:family="paragraph" style:parent-style-name="Standard" style:list-style-name="Numbering_20_2">
      <style:text-properties officeooo:paragraph-rsid="000ba6e0"/>
    </style:style>
    <style:style style:name="P6" style:family="paragraph" style:parent-style-name="Standard" style:list-style-name="Numbering_20_2">
      <style:text-properties fo:language="en" fo:country="US" officeooo:rsid="000ba6e0" officeooo:paragraph-rsid="006b0d05"/>
    </style:style>
    <style:style style:name="P7" style:family="paragraph" style:parent-style-name="Standard" style:list-style-name="Numbering_20_2">
      <style:text-properties fo:language="en" fo:country="US" officeooo:rsid="000ba6e0" officeooo:paragraph-rsid="003a3cc2"/>
    </style:style>
    <style:style style:name="P8" style:family="paragraph" style:parent-style-name="Standard" style:list-style-name="Numbering_20_2">
      <style:text-properties fo:language="en" fo:country="US" officeooo:rsid="000ba6e0" officeooo:paragraph-rsid="003864cf"/>
    </style:style>
    <style:style style:name="P9" style:family="paragraph" style:parent-style-name="Standard" style:list-style-name="Numbering_20_2">
      <style:text-properties fo:language="en" fo:country="US" officeooo:rsid="000ba6e0" officeooo:paragraph-rsid="00337fab"/>
    </style:style>
    <style:style style:name="P10" style:family="paragraph" style:parent-style-name="Standard" style:list-style-name="Numbering_20_2">
      <style:text-properties officeooo:rsid="0042d163" officeooo:paragraph-rsid="00481931"/>
    </style:style>
    <style:style style:name="P11" style:family="paragraph" style:parent-style-name="Text_20_body" style:list-style-name="">
      <style:text-properties officeooo:rsid="003864cf" officeooo:paragraph-rsid="003864cf"/>
    </style:style>
    <style:style style:name="P12" style:family="paragraph" style:parent-style-name="Text_20_body" style:list-style-name="Numbering_20_2"/>
    <style:style style:name="P13" style:family="paragraph" style:parent-style-name="Text_20_body" style:list-style-name="Numbering_20_2">
      <style:text-properties officeooo:paragraph-rsid="004ebaf8"/>
    </style:style>
    <style:style style:name="P14" style:family="paragraph" style:parent-style-name="Text_20_body" style:list-style-name="Numbering_20_2">
      <style:text-properties officeooo:paragraph-rsid="001b1118"/>
    </style:style>
    <style:style style:name="P15" style:family="paragraph" style:parent-style-name="Text_20_body" style:list-style-name="Numbering_20_2">
      <style:text-properties fo:language="en" fo:country="US" officeooo:paragraph-rsid="004ebaf8"/>
    </style:style>
    <style:style style:name="P16" style:family="paragraph" style:parent-style-name="Text_20_body">
      <style:text-properties officeooo:rsid="0017356f" officeooo:paragraph-rsid="0017356f"/>
    </style:style>
    <style:style style:name="P17" style:family="paragraph" style:parent-style-name="Text_20_body" style:master-page-name="">
      <style:paragraph-properties style:page-number="auto" fo:break-before="column"/>
      <style:text-properties officeooo:paragraph-rsid="0017356f"/>
    </style:style>
    <style:style style:name="P18" style:family="paragraph" style:parent-style-name="Text_20_body">
      <style:paragraph-properties fo:break-before="column"/>
    </style:style>
    <style:style style:name="P19" style:family="paragraph" style:parent-style-name="Text_20_body" style:list-style-name="">
      <style:paragraph-properties fo:margin-left="0mm" fo:margin-right="0mm" fo:text-indent="0mm" style:auto-text-indent="false"/>
      <style:text-properties officeooo:paragraph-rsid="006bc776"/>
    </style:style>
    <style:style style:name="P20" style:family="paragraph" style:parent-style-name="Text_20_body" style:list-style-name="Numbering_20_2">
      <style:paragraph-properties fo:margin-left="0mm" fo:margin-right="0mm" fo:text-indent="-4mm" style:auto-text-indent="false"/>
    </style:style>
    <style:style style:name="P21" style:family="paragraph" style:parent-style-name="Heading_20_1">
      <style:text-properties officeooo:paragraph-rsid="0017356f"/>
    </style:style>
    <style:style style:name="P22" style:family="paragraph" style:parent-style-name="Heading_20_1">
      <style:text-properties officeooo:rsid="0043a9b0" officeooo:paragraph-rsid="0043a9b0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2" style:list-style-name="Numbering_20_2"/>
    <style:style style:name="P25" style:family="paragraph" style:parent-style-name="Heading_20_2" style:list-style-name="Numbering_20_2">
      <style:text-properties officeooo:paragraph-rsid="006b0d05"/>
    </style:style>
    <style:style style:name="P26" style:family="paragraph" style:parent-style-name="Heading_20_2" style:list-style-name="Numbering_20_2">
      <style:text-properties officeooo:paragraph-rsid="003a3cc2"/>
    </style:style>
    <style:style style:name="P27" style:family="paragraph" style:parent-style-name="Heading_20_2" style:list-style-name="Numbering_20_2">
      <style:text-properties officeooo:paragraph-rsid="003864cf"/>
    </style:style>
    <style:style style:name="P28" style:family="paragraph" style:parent-style-name="Heading_20_2" style:list-style-name="Numbering_20_2">
      <style:text-properties officeooo:paragraph-rsid="00337fab"/>
    </style:style>
    <style:style style:name="P29" style:family="paragraph" style:parent-style-name="Heading_20_2" style:list-style-name="Numbering_20_2">
      <style:text-properties officeooo:paragraph-rsid="000ba6e0"/>
    </style:style>
    <style:style style:name="P30" style:family="paragraph" style:parent-style-name="Heading_20_2" style:list-style-name="Numbering_20_2">
      <style:text-properties officeooo:paragraph-rsid="000fe578"/>
    </style:style>
    <style:style style:name="P31" style:family="paragraph" style:parent-style-name="Heading_20_2" style:list-style-name="Numbering_20_2">
      <style:text-properties officeooo:paragraph-rsid="001b1118"/>
    </style:style>
    <style:style style:name="P32" style:family="paragraph" style:parent-style-name="Heading_20_2" style:list-style-name="Numbering_20_2">
      <style:text-properties officeooo:paragraph-rsid="0018f102"/>
    </style:style>
    <style:style style:name="P33" style:family="paragraph" style:parent-style-name="Heading_20_2" style:list-style-name="Numbering_20_2">
      <style:text-properties officeooo:paragraph-rsid="0017356f"/>
    </style:style>
    <style:style style:name="P34" style:family="paragraph" style:parent-style-name="Heading_20_2" style:list-style-name="Numbering_20_2">
      <style:text-properties officeooo:rsid="0060289e" officeooo:paragraph-rsid="0060289e"/>
    </style:style>
    <style:style style:name="P35" style:family="paragraph" style:parent-style-name="période_20_-_20_détails" style:list-style-name="Numbering_20_2">
      <style:text-properties officeooo:paragraph-rsid="006b0d05"/>
    </style:style>
    <style:style style:name="P36" style:family="paragraph" style:parent-style-name="période_20_-_20_détails" style:list-style-name="Numbering_20_2">
      <style:text-properties officeooo:paragraph-rsid="003a3cc2"/>
    </style:style>
    <style:style style:name="P37" style:family="paragraph" style:parent-style-name="période_20_-_20_détails" style:list-style-name="Numbering_20_2">
      <style:text-properties officeooo:paragraph-rsid="003864cf"/>
    </style:style>
    <style:style style:name="P38" style:family="paragraph" style:parent-style-name="période_20_-_20_détails" style:list-style-name="Numbering_20_2">
      <style:text-properties fo:language="en" fo:country="US" officeooo:paragraph-rsid="00337fab"/>
    </style:style>
    <style:style style:name="P39" style:family="paragraph" style:parent-style-name="période_20_-_20_détails" style:list-style-name="Numbering_20_2">
      <style:text-properties fo:language="en" fo:country="US" officeooo:rsid="000df91b" officeooo:paragraph-rsid="00337fa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f91b"/>
    </style:style>
    <style:style style:name="T3" style:family="text">
      <style:text-properties fo:language="en" fo:country="US" officeooo:rsid="0017356f"/>
    </style:style>
    <style:style style:name="T4" style:family="text">
      <style:text-properties fo:language="en" fo:country="US" officeooo:rsid="000ba6e0"/>
    </style:style>
    <style:style style:name="T5" style:family="text">
      <style:text-properties fo:language="en" fo:country="US" officeooo:rsid="00279c6f"/>
    </style:style>
    <style:style style:name="T6" style:family="text">
      <style:text-properties fo:language="en" fo:country="US" officeooo:rsid="002ed92f"/>
    </style:style>
    <style:style style:name="T7" style:family="text">
      <style:text-properties fo:language="en" fo:country="US" officeooo:rsid="00337fab"/>
    </style:style>
    <style:style style:name="T8" style:family="text">
      <style:text-properties fo:language="en" fo:country="US" officeooo:rsid="003a3cc2"/>
    </style:style>
    <style:style style:name="T9" style:family="text">
      <style:text-properties fo:language="en" fo:country="US" officeooo:rsid="004ebaf8"/>
    </style:style>
    <style:style style:name="T10" style:family="text">
      <style:text-properties fo:language="en" fo:country="US" officeooo:rsid="0055f539"/>
    </style:style>
    <style:style style:name="T11" style:family="text">
      <style:text-properties fo:language="en" fo:country="US" officeooo:rsid="00595d6f"/>
    </style:style>
    <style:style style:name="T12" style:family="text">
      <style:text-properties fo:language="en" fo:country="US" officeooo:rsid="005c8ffe"/>
    </style:style>
    <style:style style:name="T13" style:family="text">
      <style:text-properties fo:language="en" fo:country="US" officeooo:rsid="0060289e"/>
    </style:style>
    <style:style style:name="T14" style:family="text">
      <style:text-properties fo:language="en" fo:country="US" officeooo:rsid="0062150c"/>
    </style:style>
    <style:style style:name="T15" style:family="text">
      <style:text-properties fo:language="en" fo:country="US" officeooo:rsid="00633faf"/>
    </style:style>
    <style:style style:name="T16" style:family="text">
      <style:text-properties fo:language="en" fo:country="US" officeooo:rsid="0064e072"/>
    </style:style>
    <style:style style:name="T17" style:family="text">
      <style:text-properties fo:language="en" fo:country="US" officeooo:rsid="006b0d05"/>
    </style:style>
    <style:style style:name="T18" style:family="text">
      <style:text-properties fo:language="en" fo:country="US" officeooo:rsid="006e4c23"/>
    </style:style>
    <style:style style:name="T19" style:family="text">
      <style:text-properties fo:language="en" fo:country="US" officeooo:rsid="0071cf68"/>
    </style:style>
    <style:style style:name="T20" style:family="text">
      <style:text-properties style:text-position="super 58%"/>
    </style:style>
    <style:style style:name="T21" style:family="text">
      <style:text-properties style:text-position="0% 100%"/>
    </style:style>
    <style:style style:name="T22" style:family="text">
      <style:text-properties officeooo:rsid="000ba6e0"/>
    </style:style>
    <style:style style:name="T23" style:family="text">
      <style:text-properties officeooo:rsid="000fe578"/>
    </style:style>
    <style:style style:name="T24" style:family="text">
      <style:text-properties officeooo:rsid="001397d4"/>
    </style:style>
    <style:style style:name="T25" style:family="text">
      <style:text-properties officeooo:rsid="0014f922"/>
    </style:style>
    <style:style style:name="T26" style:family="text">
      <style:text-properties officeooo:rsid="00154572"/>
    </style:style>
    <style:style style:name="T27" style:family="text">
      <style:text-properties officeooo:rsid="0017356f"/>
    </style:style>
    <style:style style:name="T28" style:family="text">
      <style:text-properties officeooo:rsid="0021b584"/>
    </style:style>
    <style:style style:name="T29" style:family="text">
      <style:text-properties officeooo:rsid="002a1849"/>
    </style:style>
    <style:style style:name="T30" style:family="text">
      <style:text-properties officeooo:rsid="002d3b9e"/>
    </style:style>
    <style:style style:name="T31" style:family="text">
      <style:text-properties officeooo:rsid="00337fab"/>
    </style:style>
    <style:style style:name="T32" style:family="text">
      <style:text-properties officeooo:rsid="003548c2"/>
    </style:style>
    <style:style style:name="T33" style:family="text">
      <style:text-properties officeooo:rsid="003864cf"/>
    </style:style>
    <style:style style:name="T34" style:family="text">
      <style:text-properties officeooo:rsid="003a3cc2"/>
    </style:style>
    <style:style style:name="T35" style:family="text">
      <style:text-properties officeooo:rsid="003cf135"/>
    </style:style>
    <style:style style:name="T36" style:family="text">
      <style:text-properties officeooo:rsid="003d970b"/>
    </style:style>
    <style:style style:name="T37" style:family="text">
      <style:text-properties officeooo:rsid="004ebaf8"/>
    </style:style>
    <style:style style:name="T38" style:family="text">
      <style:text-properties officeooo:rsid="00539476"/>
    </style:style>
    <style:style style:name="T39" style:family="text">
      <style:text-properties officeooo:rsid="0059cf68"/>
    </style:style>
    <style:style style:name="T40" style:family="text">
      <style:text-properties officeooo:rsid="005aeb46"/>
    </style:style>
    <style:style style:name="T41" style:family="text">
      <style:text-properties officeooo:rsid="00651d39"/>
    </style:style>
    <style:style style:name="T42" style:family="text">
      <style:text-properties officeooo:rsid="006b0d05"/>
    </style:style>
    <style:style style:name="T43" style:family="text">
      <style:text-properties officeooo:rsid="006bc776"/>
    </style:style>
    <style:style style:name="T44" style:family="text">
      <style:text-properties officeooo:rsid="0071cf68"/>
    </style:style>
    <style:style style:name="Sect1" style:family="section">
      <style:section-properties text:dont-balance-text-columns="true" style:editable="false">
        <style:columns fo:column-count="2" fo:column-gap="0mm">
          <style:column style:rel-width="32767*" fo:start-indent="0mm" fo:end-indent="0mm"/>
          <style:column style:rel-width="32768*" fo:start-indent="0mm" fo:end-indent="0mm"/>
        </style:columns>
      </style:section-properties>
    </style:style>
    <style:style style:name="Sect2" style:family="section">
      <style:section-properties fo:background-color="transparent" text:dont-balance-text-columns="true" style:editable="false">
        <style:columns fo:column-count="1" fo:column-gap="0mm">
          <style:column-sep style:width="0.35mm" style:color="#000000" style:height="100%" style:style="solid" style:vertical-align="bottom"/>
        </style:columns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57161122" text:style-name="Numbering_20_2">
        <text:list-item>
          <text:p text:style-name="P1">Fabien Basmaison</text:p>
        </text:list-item>
      </text:list>
      <text:section text:style-name="Sect1" text:name="identification">
        <text:list xml:id="list150955122059354" text:continue-numbering="true" text:style-name="Numbering_20_2">
          <text:list-item>
            <text:p text:style-name="P17">Born on November 30<text:span text:style-name="T20">th</text:span><text:span text:style-name="T21">,</text:span> 1976 </text:p>
          </text:list-item>
          <text:list-item>
            <text:p text:style-name="Text_20_body">French nationality</text:p>
          </text:list-item>
        </text:list>
        <text:p text:style-name="P11"/>
        <text:list xml:id="list150954912694900" text:continue-numbering="true" text:style-name="Numbering_20_2">
          <text:list-item>
            <text:p text:style-name="P15"><text:span text:style-name="T37">French and </text:span>English <text:span text:style-name="T37">(</text:span>fluent<text:span text:style-name="T37">)</text:span></text:p>
          </text:list-item>
          <text:list-item>
            <text:p text:style-name="P13"><text:span text:style-name="T6">Chinese </text:span><text:span text:style-name="T9">and Spanish (beginner)</text:span></text:p>
          </text:list-item>
          <text:list-item>
            <text:p text:style-name="P18">tel: <text:tab/><text:tab/><text:tab/><text:a xlink:type="simple" xlink:href="tel:+33-616626228" text:style-name="Internet_20_link" text:visited-style-name="Visited_20_Internet_20_Link"><text:span text:style-name="T33">+33-616-626-228</text:span></text:a></text:p>
          </text:list-item>
          <text:list-item>
            <text:p text:style-name="Text_20_body">email: <text:tab/><text:tab/><text:a xlink:type="simple" xlink:href="mailto:fabien@arkhi.org" text:style-name="Internet_20_link" text:visited-style-name="Visited_20_Internet_20_Link">fabien@arkhi.org</text:a></text:p>
          </text:list-item>
          <text:list-item>
            <text:p text:style-name="Text_20_body"/>
          </text:list-item>
        </text:list>
        <text:p text:style-name="P19"><text:span text:style-name="T43">home:<text:tab/><text:tab/></text:span><text:a xlink:type="simple" xlink:href="https://arkhi.org/" text:style-name="Internet_20_link" text:visited-style-name="Visited_20_Internet_20_Link"><text:span text:style-name="T43">arkhi.org</text:span></text:a><text:span text:style-name="T43"><text:line-break/>linkedin:<text:tab/></text:span><text:a xlink:type="simple" xlink:href="https://linkedin.com/in/fabienbasmaison" text:style-name="Internet_20_link" text:visited-style-name="Visited_20_Internet_20_Link"><text:span text:style-name="T43">/in/fabienbasmaison</text:span></text:a></text:p>
      </text:section>
      <text:list xml:id="list2815615357" text:style-name="Outline">
        <text:list-item>
          <text:h text:style-name="Heading_20_1" text:outline-level="1">Web design</text:h>
        </text:list-item>
      </text:list>
      <text:list xml:id="list150955764959442" text:continue-list="list150954912694900" text:style-name="Numbering_20_2">
        <text:list-item>
          <text:p text:style-name="P25"><text:span text:style-name="T42">Zenith ETN </text:span>(<text:span text:style-name="T42">Europe</text:span>)</text:p>
          <text:list>
            <text:list-item>
              <text:p text:style-name="P6"><text:span text:style-name="T42">October </text:span>20<text:span text:style-name="T32">19</text:span>: <text:span text:style-name="T42">website development of </text:span><text:a xlink:type="simple" xlink:href="https://zenith-etn.com/" text:style-name="Internet_20_link" text:visited-style-name="Visited_20_Internet_20_Link"><text:span text:style-name="T42">zenith-etn.com</text:span></text:a></text:p>
              <text:list>
                <text:list-item>
                  <text:p text:style-name="P35"><text:span text:style-name="T1">HTML, CSS &amp; JavaScript integration </text:span><text:span text:style-name="T8">with </text:span><text:span text:style-name="T17">Grav</text:span><text:span text:style-name="T8">, </text:span><text:span text:style-name="T12">with design from </text:span><text:span text:style-name="T17">Headquarters</text:span><text:span text:style-name="T1">;</text:span></text:p>
                </text:list-item>
              </text:list>
            </text:list-item>
          </text:list>
        </text:list-item>
        <text:list-item>
          <text:p text:style-name="P25"><text:span text:style-name="T34">Elson</text:span> (<text:span text:style-name="T36">Paris</text:span>)</text:p>
          <text:list>
            <text:list-item>
              <text:p text:style-name="P6"><text:span text:style-name="T38">October </text:span>20<text:span text:style-name="T32">18</text:span>: <text:span text:style-name="T28">Frontend Developer on </text:span><text:a xlink:type="simple" xlink:href="https://www.elson.fr/" text:style-name="Internet_20_link" text:visited-style-name="Visited_20_Internet_20_Link"><text:span text:style-name="T28">elson.fr</text:span></text:a></text:p>
              <text:list>
                <text:list-item>
                  <text:p text:style-name="P35"><text:span text:style-name="T1">HTML </text:span><text:span text:style-name="T8">&amp;</text:span><text:span text:style-name="T1"> CSS </text:span><text:span text:style-name="T8">prototypes later transposed into React </text:span><text:span text:style-name="T10">by a </text:span><text:span text:style-name="T11">third party</text:span><text:span text:style-name="T1">;</text:span></text:p>
                </text:list-item>
              </text:list>
            </text:list-item>
          </text:list>
        </text:list-item>
        <text:list-item>
          <text:p text:style-name="P25">Spinal Sensory Signalling (<text:span text:style-name="T33">Paris</text:span>)</text:p>
          <text:list>
            <text:list-item>
              <text:p text:style-name="P7"><text:span text:style-name="T38">August </text:span>20<text:span text:style-name="T32">17</text:span>: <text:span text:style-name="T33">w</text:span>ebsite development<text:span text:style-name="T28"> of </text:span><text:a xlink:type="simple" xlink:href="https://wyartlab.org/" text:style-name="Internet_20_link" text:visited-style-name="Visited_20_Internet_20_Link"><text:span text:style-name="T28">wyartlab.org</text:span></text:a></text:p>
              <text:list>
                <text:list-item>
                  <text:p text:style-name="P36"><text:span text:style-name="T1">HTML, CSS &amp; JavaScript integration </text:span><text:span text:style-name="T8">with Bolt, </text:span><text:span text:style-name="T12">with design from </text:span><text:span text:style-name="T8">Flagship (Shanghai)</text:span><text:span text:style-name="T1">;</text:span></text:p>
                </text:list-item>
              </text:list>
            </text:list-item>
          </text:list>
        </text:list-item>
        <text:list-item>
          <text:p text:style-name="P26"><text:span text:style-name="T31">Juwai</text:span> (<text:span text:style-name="T22">Shanghai</text:span>)</text:p>
          <text:list>
            <text:list-item>
              <text:p text:style-name="P8">20<text:span text:style-name="T32">15</text:span>‑201<text:span text:style-name="T31">6</text:span>: <text:span text:style-name="T28">Frontend Developer on </text:span><text:a xlink:type="simple" xlink:href="https://juwai.com/" text:style-name="Internet_20_link" text:visited-style-name="Visited_20_Internet_20_Link"><text:span text:style-name="T28">juwai.com</text:span></text:a></text:p>
              <text:list>
                <text:list-item>
                  <text:p text:style-name="P37"><text:span text:style-name="T1">HTML, CSS &amp; JavaScript integration </text:span><text:span text:style-name="T7">for administrative part of the website</text:span><text:span text:style-name="T1">;</text:span></text:p>
                </text:list-item>
              </text:list>
            </text:list-item>
          </text:list>
        </text:list-item>
        <text:list-item>
          <text:p text:style-name="P27"><text:span text:style-name="T22">The NetCircle</text:span> (<text:span text:style-name="T22">Shanghai</text:span>)</text:p>
          <text:list>
            <text:list-item>
              <text:p text:style-name="P9">2010‑2014: <text:span text:style-name="T28">Web Designer + Frontend Developer on </text:span><text:a xlink:type="simple" xlink:href="https://kaufmich.com/" text:style-name="Internet_20_link" text:visited-style-name="Visited_20_Internet_20_Link"><text:span text:style-name="T28">kaufmich.com</text:span></text:a><text:span text:style-name="T28"> &amp; </text:span><text:a xlink:type="simple" xlink:href="https://gays.com/" text:style-name="Internet_20_link" text:visited-style-name="Visited_20_Internet_20_Link"><text:span text:style-name="T28">gays.com</text:span></text:a></text:p>
              <text:list>
                <text:list-item>
                  <text:p text:style-name="P38">Mockups <text:span text:style-name="T31">(Illustrator + Photoshop)</text:span> <text:span text:style-name="T26">or</text:span> proto<text:span text:style-name="T25">t</text:span>ypes <text:span text:style-name="T31">(</text:span>HTML, CSS &amp; JavaScript integration<text:span text:style-name="T31">)</text:span>;</text:p>
                </text:list-item>
                <text:list-item>
                  <text:p text:style-name="P39"><text:span text:style-name="T34">Organize</text:span> design related work between different teams.</text:p>
                </text:list-item>
              </text:list>
            </text:list-item>
            <text:list-item>
              <text:p text:style-name="P3"><text:span text:style-name="T4">2011: Scrum Master </text:span><text:span text:style-name="T8">+ Frontend Developer </text:span><text:span text:style-name="T2">on a 3+</text:span><text:a xlink:type="simple" xlink:href="https://www.microapp.com/livre_css_2220.html" text:style-name="Internet_20_link" text:visited-style-name="Visited_20_Internet_20_Link"><text:span text:style-name="T2"> </text:span></text:a><text:span text:style-name="T2">Millions users website: </text:span><text:a xlink:type="simple" xlink:href="http://poppen.de/" text:style-name="Internet_20_link" text:visited-style-name="Visited_20_Internet_20_Link"><text:span text:style-name="T19">poppen.de</text:span></text:a></text:p>
            </text:list-item>
          </text:list>
        </text:list-item>
        <text:list-item>
          <text:p text:style-name="P34">W3C</text:p>
          <text:list>
            <text:list-item>
              <text:p text:style-name="P4"><text:span text:style-name="T3">November 2011: </text:span><text:span text:style-name="T13">Proof-read</text:span><text:span text:style-name="T14">er</text:span><text:span text:style-name="T13"> for </text:span><text:span text:style-name="T16">the</text:span><text:span text:style-name="T13"> </text:span><text:span text:style-name="T15">french </text:span><text:span text:style-name="T13">translation of the article “Personal names around the world”: </text:span><text:a xlink:type="simple" xlink:href="https://www.w3.org/International/questions/qa-personal-names.fr" text:style-name="Internet_20_link" text:visited-style-name="Visited_20_Internet_20_Link"><text:span text:style-name="T13">w3.org/International/questions/qa-personal-names.fr</text:span></text:a></text:p>
            </text:list-item>
          </text:list>
        </text:list-item>
        <text:list-item>
          <text:p text:style-name="P28">Micro Application (Paris)</text:p>
          <text:list>
            <text:list-item>
              <text:p text:style-name="P5"><text:span text:style-name="T1">2006‑20</text:span><text:span text:style-name="T18">10</text:span><text:span text:style-name="T1">: new editions of “</text:span><text:a xlink:type="simple" xlink:href="https://www.microapp.com/livre_css_2220.html" text:style-name="Internet_20_link" text:visited-style-name="Visited_20_Internet_20_Link"><text:span text:style-name="T1">CSS, Le guide complet</text:span></text:a><text:span text:style-name="T1">”</text:span></text:p>
            </text:list-item>
          </text:list>
        </text:list-item>
        <text:list-item>
          <text:p text:style-name="P29">China‑Europa Forum (Paris)</text:p>
          <text:list>
            <text:list-item>
              <text:p text:style-name="P2">June 2010: <text:span text:style-name="T1">website development: </text:span><text:a xlink:type="simple" xlink:href="https://www.china-europa-forum.net/" text:style-name="Internet_20_link" text:visited-style-name="Visited_20_Internet_20_Link"><text:span text:style-name="Internet_20_link">china-europa-forum.net</text:span></text:a></text:p>
            </text:list-item>
          </text:list>
        </text:list-item>
        <text:list-item>
          <text:p text:style-name="Heading_20_2">Paris-Web (Paris)</text:p>
          <text:list>
            <text:list-item>
              <text:p text:style-name="Standard">2006 to 2008 included: staff <text:span text:style-name="T40">member</text:span>: <text:a xlink:type="simple" xlink:href="https://www.paris-web.fr/" text:style-name="Internet_20_link" text:visited-style-name="Visited_20_Internet_20_Link"><text:span text:style-name="Internet_20_link">paris-web.fr</text:span></text:a></text:p>
            </text:list-item>
          </text:list>
        </text:list-item>
        <text:list-item>
          <text:p text:style-name="P30">P<text:span text:style-name="T23">ompage.net</text:span> (<text:span text:style-name="T35">France</text:span>)</text:p>
          <text:list>
            <text:list-item>
              <text:p text:style-name="P2">200<text:span text:style-name="T23">3</text:span> to 20<text:span text:style-name="T23">13</text:span>: <text:span text:style-name="T23">translator, <text:s/>editor &amp; website administrator</text:span>: <text:a xlink:type="simple" xlink:href="http://www.pompage.net/about" text:style-name="Internet_20_link" text:visited-style-name="Visited_20_Internet_20_Link"><text:span text:style-name="Internet_20_link"><text:span text:style-name="T23">pompage.net/about</text:span></text:span></text:a></text:p>
            </text:list-item>
          </text:list>
        </text:list-item>
      </text:list>
      <text:list xml:id="list150955393554181" text:continue-list="list2815615357" text:style-name="Outline">
        <text:list-item>
          <text:h text:style-name="P23" text:outline-level="1">Architecture</text:h>
        </text:list-item>
      </text:list>
      <text:list xml:id="list150954822003161" text:continue-list="list150955764959442" text:style-name="Numbering_20_2">
        <text:list-item>
          <text:p text:style-name="P31">Naço architectures (Shanghai)</text:p>
          <text:list>
            <text:list-item>
              <text:p text:style-name="P20">April – December 2008: project manager</text:p>
            </text:list-item>
          </text:list>
        </text:list-item>
        <text:list-item>
          <text:p text:style-name="P31">Guilin Institute for Architectural Design &amp; Research (Guilin)</text:p>
          <text:list>
            <text:list-item>
              <text:p text:style-name="P12">July – September 2007: project manager</text:p>
            </text:list-item>
          </text:list>
        </text:list-item>
        <text:list-item>
          <text:p text:style-name="P31">PACER Architects Ltd. (Shanghai)</text:p>
          <text:list>
            <text:list-item>
              <text:p text:style-name="P12">May – June 2007: project manager</text:p>
            </text:list-item>
          </text:list>
        </text:list-item>
        <text:list-item>
          <text:p text:style-name="P32">ABC architecture – Hervé Saintis, architect (Toulouse)</text:p>
          <text:list>
            <text:list-item>
              <text:p text:style-name="P12">June 2004 – December 2005: <text:s/>internship to architect collaborator;</text:p>
            </text:list-item>
          </text:list>
        </text:list-item>
        <text:list-item>
          <text:p text:style-name="P24">Atelier d'Eux – Karinne Jarry, architect (Montluel)</text:p>
          <text:list>
            <text:list-item>
              <text:p text:style-name="P12">March 1999 – July 2000</text:p>
            </text:list-item>
          </text:list>
        </text:list-item>
        <text:list-item>
          <text:p text:style-name="P24">National architecture college of Toulouse: IT instructor</text:p>
          <text:list>
            <text:list-item>
              <text:p text:style-name="P12"><text:span text:style-name="T23">S</text:span>chool years 2000 – 2004</text:p>
            </text:list-item>
          </text:list>
        </text:list-item>
        <text:list-item>
          <text:p text:style-name="P31">National architecture college of Lyon: IT instructor</text:p>
          <text:list>
            <text:list-item>
              <text:p text:style-name="P14">March – June 1997; school years 1997 – 2000</text:p>
            </text:list-item>
          </text:list>
        </text:list-item>
      </text:list>
      <text:list xml:id="list150955894547045" text:continue-list="list150955393554181" text:style-name="Outline">
        <text:list-item>
          <text:h text:style-name="P21" text:outline-level="1">studies and diplomas</text:h>
        </text:list-item>
      </text:list>
      <text:list xml:id="list150954955068461" text:continue-list="list150954822003161" text:style-name="Numbering_20_2">
        <text:list-item>
          <text:p text:style-name="P33"><text:span text:style-name="T27">September </text:span>20<text:span text:style-name="T27">14</text:span> – <text:span text:style-name="T27">June </text:span>20<text:span text:style-name="T27">1</text:span>5</text:p>
          <text:list>
            <text:list-item>
              <text:p text:style-name="P16">Intensive Chinese Training Program at East China Normal University</text:p>
            </text:list-item>
          </text:list>
        </text:list-item>
        <text:list-item>
          <text:p text:style-name="Heading_20_2">2001 – 2005</text:p>
          <text:list>
            <text:list-item>
              <text:p text:style-name="Standard">DPLG architect (Diplômé par le Gouvernement: Qualified by the Government);</text:p>
            </text:list-item>
            <text:list-item>
              <text:p text:style-name="Standard">Internet oriented programming (HTML, CSS, <text:span text:style-name="T41">JS, </text:span>PHP);</text:p>
            </text:list-item>
          </text:list>
        </text:list-item>
        <text:list-item>
          <text:p text:style-name="Heading_20_2">1994 – 2001</text:p>
          <text:list>
            <text:list-item>
              <text:p text:style-name="Standard">Diploma of Fundamental Studies in Architecture (DEFA);</text:p>
            </text:list-item>
            <text:list-item>
              <text:p text:style-name="Standard">French <text:span text:style-name="T30">Baccalaureate</text:span> E (mathematics and technology).</text:p>
            </text:list-item>
          </text:list>
        </text:list-item>
      </text:list>
      <text:section text:style-name="Sect2" text:name="voyages + loisirs">
        <text:list xml:id="list150954633825162" text:continue-list="list150955894547045" text:style-name="Outline">
          <text:list-item>
            <text:h text:style-name="P22" text:outline-level="1"><text:span text:style-name="T39">Other </text:span>Interests</text:h>
          </text:list-item>
        </text:list>
        <text:list xml:id="list150955183765299" text:continue-list="list150954955068461" text:style-name="Numbering_20_2">
          <text:list-item>
            <text:list>
              <text:list-item>
                <text:p text:style-name="Standard"><text:span text:style-name="T23">M</text:span>ountain sports &amp; activities, <text:span text:style-name="T27">basket‑ball, skate‑board.</text:span></text:p>
              </text:list-item>
              <text:list-item>
                <text:p text:style-name="P10">Learning about other cultures by traveling or living elsewhere, or simply meeting different people where I happen to be.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DejaVu Sans" svg:font-family="'DejaVu Sans'" style:font-adornments="Book" style:font-family-generic="swiss"/>
    <style:font-face style:name="Liberation Sans" svg:font-family="'Liberation Sans'" style:font-adornments="Regular" style:font-family-generic="swiss"/>
    <style:font-face style:name="Levenim MT" svg:font-family="'Levenim MT'" style:font-adornments="Gras" style:font-pitch="variable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unga" svg:font-family="Tunga" style:font-adornments="Normal" style:font-pitch="variable"/>
    <style:font-face style:name="Sylfaen" svg:font-family="Sylfaen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zh" style:country-asian="CN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999.9mm" style:writing-mode="lr-tb"/>
      <style:text-properties style:use-window-font-color="true" style:font-name="Times New Roman" fo:font-size="12pt" fo:language="en" fo:country="US" style:font-name-asian="Lucida Sans Unicode" style:font-size-asian="12pt" style:language-asian="zh" style:country-asian="CN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list-style-name="Numbering_20_2" style:class="text">
      <style:paragraph-properties>
        <style:tab-stops/>
      </style:paragraph-properties>
      <style:text-properties fo:font-size="13pt" style:font-size-asian="13pt"/>
    </style:style>
    <style:style style:name="Text_20_body" style:display-name="Text body" style:family="paragraph" style:parent-style-name="Standard" style:list-style-name="Numbering_20_2" style:class="text">
      <style:paragraph-properties fo:margin-left="0mm" fo:margin-right="0mm" fo:line-height="4.99mm" fo:text-indent="-4mm" style:auto-text-indent="false" style:shadow="none">
        <style:tab-stops>
          <style:tab-stop style:position="10mm"/>
          <style:tab-stop style:position="14.99mm"/>
          <style:tab-stop style:position="20mm"/>
        </style:tab-stops>
      </style:paragraph-properties>
      <style:text-properties style:font-name="Sylfaen" fo:font-family="Sylfaen" style:font-style-name="Normal" style:font-family-generic="roman" style:font-pitch="variable" fo:font-size="12pt" fo:font-weight="normal"/>
    </style:style>
    <style:style style:name="Heading" style:family="paragraph" style:parent-style-name="Standard" style:next-style-name="Text_20_body" style:class="text">
      <style:paragraph-properties fo:margin-top="4.2mm" fo:margin-bottom="5.1mm" loext:contextual-spacing="false" fo:keep-with-next="always"/>
      <style:text-properties style:font-name="Arial" fo:font-family="Arial" style:font-family-generic="swiss" style:font-pitch="variable" fo:font-size="14pt" fo:font-weight="bold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style:paragraph-properties fo:margin-left="0mm" fo:margin-right="0mm" fo:margin-top="6mm" fo:margin-bottom="1.5mm" loext:contextual-spacing="false" fo:line-height="100%" fo:text-indent="0mm" style:auto-text-indent="false" style:page-number="auto" fo:padding-left="0mm" fo:padding-right="3mm" fo:padding-top="1.99mm" fo:padding-bottom="3mm" fo:border-left="none" fo:border-right="none" fo:border-top="2.49pt solid #4c4c4c" fo:border-bottom="none" style:shadow="none">
        <style:tab-stops/>
      </style:paragraph-properties>
      <style:text-properties fo:text-transform="uppercase" fo:color="#4c4c4c" style:text-outline="false" style:font-name="Levenim MT" fo:font-family="'Levenim MT'" style:font-style-name="Gras" style:font-pitch="variable" fo:font-size="14pt" fo:letter-spacing="1.76mm" fo:text-shadow="none" style:text-underline-style="none" fo:font-weight="bold" style:letter-kerning="false" style:font-relief="none"/>
    </style:style>
    <style:style style:name="Heading_20_2" style:display-name="Heading 2" style:family="paragraph" style:parent-style-name="Heading" style:next-style-name="Text_20_body" style:list-style-name="Numbering_20_2" style:class="text">
      <style:paragraph-properties fo:margin-top="4.99mm" fo:margin-bottom="0.49mm" loext:contextual-spacing="false" style:shadow="none"/>
      <style:text-properties fo:color="#4c4c4c" style:font-name="Levenim MT" fo:font-family="'Levenim MT'" style:font-style-name="Gras" style:font-pitch="variable" fo:font-size="12pt" fo:font-style="normal" fo:font-weight="bold" style:font-size-asian="12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auto-update="true" style:class="text">
      <style:paragraph-properties fo:margin-left="4.99mm" fo:margin-right="0mm" fo:text-indent="0mm" style:auto-text-indent="false"/>
      <style:text-properties fo:font-size="10pt" style:text-underline-style="solid" style:text-underline-width="auto" style:text-underline-color="font-color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e_20_niveau_20_1" style:display-name="liste niveau 1" style:family="paragraph" style:parent-style-name="Text_20_body">
      <style:text-properties style:font-name="Tunga" fo:font-family="Tunga" style:font-style-name="Normal" style:font-pitch="variable"/>
    </style:style>
    <style:style style:name="période_20_-_20_détails" style:display-name="période - détails" style:family="paragraph" style:parent-style-name="Text_20_body" style:auto-update="true">
      <style:paragraph-properties style:shadow="none"/>
      <style:text-properties style:font-name="Times New Roman1" fo:font-family="'Times New Roman'" style:font-style-name="Italique" style:font-family-generic="roman" style:font-pitch="variable" fo:font-size="11pt" fo:font-style="italic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font-style="italic" style:text-underline-style="none" fo:font-weight="normal"/>
    </style:style>
    <style:style style:name="Endnote_20_Symbol" style:display-name="Endnote Symbol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color="#99284c" fo:font-weight="normal" style:font-weight-asian="normal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4.99mm"/>
      </text:list-level-style-number>
      <text:list-level-style-number text:level="2" text:style-name="Numbering_20_Symbols" style:num-suffix="." style:num-format="1">
        <style:list-level-properties text:space-before="5.01mm" text:min-label-width="4.99mm"/>
      </text:list-level-style-number>
      <text:list-level-style-number text:level="3" text:style-name="Numbering_20_Symbols" style:num-suffix="." style:num-format="1">
        <style:list-level-properties text:space-before="10mm" text:min-label-width="4.99mm"/>
      </text:list-level-style-number>
      <text:list-level-style-number text:level="4" text:style-name="Numbering_20_Symbols" style:num-suffix="." style:num-format="1">
        <style:list-level-properties text:space-before="15.01mm" text:min-label-width="4.99mm"/>
      </text:list-level-style-number>
      <text:list-level-style-number text:level="5" text:style-name="Numbering_20_Symbols" style:num-suffix="." style:num-format="1">
        <style:list-level-properties text:space-before="20mm" text:min-label-width="4.99mm"/>
      </text:list-level-style-number>
      <text:list-level-style-number text:level="6" text:style-name="Numbering_20_Symbols" style:num-suffix="." style:num-format="1">
        <style:list-level-properties text:space-before="25.01mm" text:min-label-width="4.99mm"/>
      </text:list-level-style-number>
      <text:list-level-style-number text:level="7" text:style-name="Numbering_20_Symbols" style:num-suffix="." style:num-format="1">
        <style:list-level-properties text:space-before="30.01mm" text:min-label-width="4.99mm"/>
      </text:list-level-style-number>
      <text:list-level-style-number text:level="8" text:style-name="Numbering_20_Symbols" style:num-suffix="." style:num-format="1">
        <style:list-level-properties text:space-before="35.02mm" text:min-label-width="4.99mm"/>
      </text:list-level-style-number>
      <text:list-level-style-number text:level="9" text:style-name="Numbering_20_Symbols" style:num-suffix="." style:num-format="1">
        <style:list-level-properties text:space-before="40.01mm" text:min-label-width="4.99mm"/>
      </text:list-level-style-number>
      <text:list-level-style-number text:level="10" text:style-name="Numbering_20_Symbols" style:num-suffix="." style:num-format="1">
        <style:list-level-properties text:space-before="45.02mm" text:min-label-width="4.99mm"/>
      </text:list-level-style-number>
    </text:list-style>
    <text:list-style style:name="Numbering_20_2" style:display-name="Numbering 2">
      <text:list-level-style-number text:level="1" text:style-name="Numbering_20_Symbols" style:num-format="">
        <style:list-level-properties text:min-label-width="4.99mm"/>
      </text:list-level-style-number>
      <text:list-level-style-bullet text:level="2" text:style-name="Drop_20_Caps" text:bullet-char="‣">
        <style:list-level-properties text:space-before="4.99mm" text:min-label-width="3mm" text:min-label-distance="1.01mm"/>
        <style:text-properties style:font-name="DejaVu Sans"/>
      </text:list-level-style-bullet>
      <text:list-level-style-bullet text:level="3" text:style-name="Bullet_20_Symbols" text:bullet-char="›">
        <style:list-level-properties text:space-before="14.99mm" text:min-label-width="3mm" text:min-label-distance="1.01mm"/>
        <style:text-properties style:font-name="Liberation Sans"/>
      </text:list-level-style-bullet>
      <text:list-level-style-number text:level="4" text:style-name="Numbering_20_Symbols" style:num-format="" text:start-value="4">
        <style:list-level-properties text:space-before="19.98mm" text:min-label-width="12.51mm"/>
      </text:list-level-style-number>
      <text:list-level-style-number text:level="5" text:style-name="Numbering_20_Symbols" style:num-format="" text:start-value="5">
        <style:list-level-properties text:space-before="32.49mm" text:min-label-width="14.99mm"/>
      </text:list-level-style-number>
      <text:list-level-style-number text:level="6" text:style-name="Numbering_20_Symbols" style:num-format="" text:start-value="6">
        <style:list-level-properties text:space-before="47.48mm" text:min-label-width="18.01mm"/>
      </text:list-level-style-number>
      <text:list-level-style-number text:level="7" text:style-name="Numbering_20_Symbols" style:num-format="" text:start-value="7">
        <style:list-level-properties text:space-before="65.49mm" text:min-label-width="23mm"/>
      </text:list-level-style-number>
      <text:list-level-style-number text:level="8" text:style-name="Numbering_20_Symbols" style:num-format="" text:start-value="8">
        <style:list-level-properties text:space-before="88.49mm" text:min-label-width="26mm"/>
      </text:list-level-style-number>
      <text:list-level-style-number text:level="9" text:style-name="Numbering_20_Symbols" style:num-format="" text:start-value="9">
        <style:list-level-properties text:space-before="114.49mm" text:min-label-width="28.01mm"/>
      </text:list-level-style-number>
      <text:list-level-style-number text:level="10" text:style-name="Numbering_20_Symbols" style:num-format="" text:start-value="10">
        <style:list-level-properties text:space-before="142.5mm" text:min-label-width="31.01m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9.99mm" fo:page-height="296.99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4-05-02T14:50:31</meta:creation-date>
    <dc:date>2019-09-23T15:09:17.311700243</dc:date>
    <meta:editing-cycles>594</meta:editing-cycles>
    <meta:editing-duration>P1DT10H56M22S</meta:editing-duration>
    <dc:creator>Fabien Basmaison</dc:creator>
    <meta:document-statistic meta:table-count="0" meta:image-count="0" meta:object-count="0" meta:page-count="2" meta:paragraph-count="63" meta:word-count="395" meta:character-count="2774" meta:non-whitespace-character-count="2451"/>
    <meta:user-defined meta:name="Info 1"/>
    <meta:user-defined meta:name="Info 2"/>
    <meta:user-defined meta:name="Info 3"/>
    <meta:user-defined meta:name="Info 4"/>
  </office:meta>
</office:document-meta>
</file>